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3pt"/>
    </style:style>
    <style:style style:name="co3" style:family="table-column">
      <style:table-column-properties fo:break-before="auto" style:column-width="76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En ligne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 (Hz)</text:p>
          </table:table-cell>
          <table:table-cell office:value-type="string" calcext:value-type="string">
            <text:p>x (mm)</text:p>
          </table:table-cell>
          <table:table-cell office:value-type="string" calcext:value-type="string">
            <text:p>y (mm)</text:p>
          </table:table-cell>
          <table:table-cell office:value-type="string" calcext:value-type="string">
            <text:p>durée (3s)</text:p>
          </table:table-cell>
          <table:table-cell office:value-type="string" calcext:value-type="string">
            <text:p>phi (échantillons)</text:p>
          </table:table-cell>
          <table:table-cell office:value-type="string" calcext:value-type="string">
            <text:p>phi (s)</text:p>
          </table:table-cell>
          <table:table-cell office:value-type="string" calcext:value-type="string">
            <text:p>phi (m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table:formula="of:=ROUND(1/192000 * [.F2]; 4)" office:value-type="float" office:value="0.0014" calcext:value-type="float">
            <text:p>0.0014</text:p>
          </table:table-cell>
          <table:table-cell table:formula="of:=340*[.G2]" office:value-type="float" office:value="0.476" calcext:value-type="float">
            <text:p>0.4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  <table:table-cell table:formula="of:=ROUND(1/192000 * [.F3]; 4)" office:value-type="float" office:value="0.0015" calcext:value-type="float">
            <text:p>0.0015</text:p>
          </table:table-cell>
          <table:table-cell table:formula="of:=340*[.G3]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273" calcext:value-type="float">
            <text:p>273</text:p>
          </table:table-cell>
          <table:table-cell table:formula="of:=ROUND(1/192000 * [.F4]; 4)" office:value-type="float" office:value="0.0014" calcext:value-type="float">
            <text:p>0.0014</text:p>
          </table:table-cell>
          <table:table-cell table:formula="of:=340*[.G4]" office:value-type="float" office:value="0.476" calcext:value-type="float">
            <text:p>0.4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  <table:table-cell table:formula="of:=ROUND(1/192000 * [.F5]; 4)" office:value-type="float" office:value="0.0015" calcext:value-type="float">
            <text:p>0.0015</text:p>
          </table:table-cell>
          <table:table-cell table:formula="of:=340*[.G5]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273" calcext:value-type="float">
            <text:p>273</text:p>
          </table:table-cell>
          <table:table-cell table:formula="of:=ROUND(1/192000 * [.F6]; 4)" office:value-type="float" office:value="0.0014" calcext:value-type="float">
            <text:p>0.0014</text:p>
          </table:table-cell>
          <table:table-cell table:formula="of:=340*[.G6]" office:value-type="float" office:value="0.476" calcext:value-type="float">
            <text:p>0.4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271" calcext:value-type="float">
            <text:p>271</text:p>
          </table:table-cell>
          <table:table-cell table:formula="of:=ROUND(1/192000 * [.F7]; 4)" office:value-type="float" office:value="0.0014" calcext:value-type="float">
            <text:p>0.0014</text:p>
          </table:table-cell>
          <table:table-cell table:formula="of:=340*[.G7]" office:value-type="float" office:value="0.476" calcext:value-type="float">
            <text:p>0.4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table:formula="of:=ROUND(1/192000 * [.F8]; 4)" office:value-type="float" office:value="0.0014" calcext:value-type="float">
            <text:p>0.0014</text:p>
          </table:table-cell>
          <table:table-cell table:formula="of:=340*[.G8]" office:value-type="float" office:value="0.476" calcext:value-type="float">
            <text:p>0.4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284" calcext:value-type="float">
            <text:p>284</text:p>
          </table:table-cell>
          <table:table-cell table:formula="of:=ROUND(1/192000 * [.F9]; 4)" office:value-type="float" office:value="0.0015" calcext:value-type="float">
            <text:p>0.0015</text:p>
          </table:table-cell>
          <table:table-cell table:formula="of:=340*[.G9]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table:formula="of:=ROUND(1/192000 * [.F10]; 4)" office:value-type="float" office:value="0.0015" calcext:value-type="float">
            <text:p>0.0015</text:p>
          </table:table-cell>
          <table:table-cell table:formula="of:=340*[.G10]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  <table:table-cell table:formula="of:=ROUND(1/192000 * [.F11]; 4)" office:value-type="float" office:value="0.0014" calcext:value-type="float">
            <text:p>0.0014</text:p>
          </table:table-cell>
          <table:table-cell table:formula="of:=340*[.G11]" office:value-type="float" office:value="0.476" calcext:value-type="float">
            <text:p>0.4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923" calcext:value-type="float">
            <text:p>923</text:p>
          </table:table-cell>
          <table:table-cell table:formula="of:=ROUND(1/192000 * [.F12]; 4)" office:value-type="float" office:value="0.0048" calcext:value-type="float">
            <text:p>0.0048</text:p>
          </table:table-cell>
          <table:table-cell table:formula="of:=340*[.G12]" office:value-type="float" office:value="1.632" calcext:value-type="float">
            <text:p>1.6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844" calcext:value-type="float">
            <text:p>844</text:p>
          </table:table-cell>
          <table:table-cell table:formula="of:=ROUND(1/192000 * [.F13]; 4)" office:value-type="float" office:value="0.0044" calcext:value-type="float">
            <text:p>0.0044</text:p>
          </table:table-cell>
          <table:table-cell table:formula="of:=340*[.G13]" office:value-type="float" office:value="1.496" calcext:value-type="float">
            <text:p>1.4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836" calcext:value-type="float">
            <text:p>836</text:p>
          </table:table-cell>
          <table:table-cell table:formula="of:=ROUND(1/192000 * [.F14]; 4)" office:value-type="float" office:value="0.0044" calcext:value-type="float">
            <text:p>0.0044</text:p>
          </table:table-cell>
          <table:table-cell table:formula="of:=340*[.G14]" office:value-type="float" office:value="1.496" calcext:value-type="float">
            <text:p>1.4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836" calcext:value-type="float">
            <text:p>836</text:p>
          </table:table-cell>
          <table:table-cell table:formula="of:=ROUND(1/192000 * [.F15]; 4)" office:value-type="float" office:value="0.0044" calcext:value-type="float">
            <text:p>0.0044</text:p>
          </table:table-cell>
          <table:table-cell table:formula="of:=340*[.G15]" office:value-type="float" office:value="1.496" calcext:value-type="float">
            <text:p>1.4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845" calcext:value-type="float">
            <text:p>845</text:p>
          </table:table-cell>
          <table:table-cell table:formula="of:=ROUND(1/192000 * [.F16]; 4)" office:value-type="float" office:value="0.0044" calcext:value-type="float">
            <text:p>0.0044</text:p>
          </table:table-cell>
          <table:table-cell table:formula="of:=340*[.G16]" office:value-type="float" office:value="1.496" calcext:value-type="float">
            <text:p>1.4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915" calcext:value-type="float">
            <text:p>915</text:p>
          </table:table-cell>
          <table:table-cell table:formula="of:=ROUND(1/192000 * [.F17]; 4)" office:value-type="float" office:value="0.0048" calcext:value-type="float">
            <text:p>0.0048</text:p>
          </table:table-cell>
          <table:table-cell table:formula="of:=340*[.G17]" office:value-type="float" office:value="1.632" calcext:value-type="float">
            <text:p>1.6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852" calcext:value-type="float">
            <text:p>852</text:p>
          </table:table-cell>
          <table:table-cell table:formula="of:=ROUND(1/192000 * [.F18]; 4)" office:value-type="float" office:value="0.0044" calcext:value-type="float">
            <text:p>0.0044</text:p>
          </table:table-cell>
          <table:table-cell table:formula="of:=340*[.G18]" office:value-type="float" office:value="1.496" calcext:value-type="float">
            <text:p>1.4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850" calcext:value-type="float">
            <text:p>850</text:p>
          </table:table-cell>
          <table:table-cell table:formula="of:=ROUND(1/192000 * [.F19]; 4)" office:value-type="float" office:value="0.0044" calcext:value-type="float">
            <text:p>0.0044</text:p>
          </table:table-cell>
          <table:table-cell table:formula="of:=340*[.G19]" office:value-type="float" office:value="1.496" calcext:value-type="float">
            <text:p>1.4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844" calcext:value-type="float">
            <text:p>844</text:p>
          </table:table-cell>
          <table:table-cell table:formula="of:=ROUND(1/192000 * [.F20]; 4)" office:value-type="float" office:value="0.0044" calcext:value-type="float">
            <text:p>0.0044</text:p>
          </table:table-cell>
          <table:table-cell table:formula="of:=340*[.G20]" office:value-type="float" office:value="1.496" calcext:value-type="float">
            <text:p>1.4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849" calcext:value-type="float">
            <text:p>849</text:p>
          </table:table-cell>
          <table:table-cell table:formula="of:=ROUND(1/192000 * [.F21]; 4)" office:value-type="float" office:value="0.0044" calcext:value-type="float">
            <text:p>0.0044</text:p>
          </table:table-cell>
          <table:table-cell table:formula="of:=340*[.G21]" office:value-type="float" office:value="1.496" calcext:value-type="float">
            <text:p>1.496</text:p>
          </table:table-cell>
        </table:table-row>
      </table:table>
      <table:table table:name="Collé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4" table:default-cell-style-name="ce1"/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f (Hz)</text:p>
          </table:table-cell>
          <table:table-cell office:value-type="string" calcext:value-type="string">
            <text:p>x (mm)</text:p>
          </table:table-cell>
          <table:table-cell table:style-name="ce1" office:value-type="string" calcext:value-type="string">
            <text:p>y (mm)</text:p>
          </table:table-cell>
          <table:table-cell office:value-type="string" calcext:value-type="string">
            <text:p>durée (3s)</text:p>
          </table:table-cell>
          <table:table-cell office:value-type="string" calcext:value-type="string">
            <text:p>phi (échantillons)</text:p>
          </table:table-cell>
          <table:table-cell office:value-type="string" calcext:value-type="string">
            <text:p>phi (s)</text:p>
          </table:table-cell>
          <table:table-cell office:value-type="string" calcext:value-type="string">
            <text:p>phi (m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table:formula="of:=ROUND(1/192000* [.F2]; 7)" office:value-type="float" office:value="0.0000104" calcext:value-type="float">
            <text:p>0.0000104</text:p>
          </table:table-cell>
          <table:table-cell table:formula="of:=340*[.G2]" office:value-type="float" office:value="0.003536" calcext:value-type="float">
            <text:p>0.0035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ROUND(1/192000 * [.F3]; 7)" office:value-type="float" office:value="0.0000104" calcext:value-type="float">
            <text:p>0.0000104</text:p>
          </table:table-cell>
          <table:table-cell table:formula="of:=340*[.G3]" office:value-type="float" office:value="0.003536" calcext:value-type="float">
            <text:p>0.0035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ROUND(1/192000 * [.F4]; 7)" office:value-type="float" office:value="0.0000052" calcext:value-type="float">
            <text:p>0.0000052</text:p>
          </table:table-cell>
          <table:table-cell table:formula="of:=340*[.G4]" office:value-type="float" office:value="0.001768" calcext:value-type="float">
            <text:p>0.001768</text:p>
          </table:table-cell>
        </table:table-row>
      </table:table>
      <table:table table:name="Perpendiculaire" table:style-name="ta1">
        <table:table-column table:style-name="co1" table:number-columns-repeated="6" table:default-cell-style-name="Default"/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 (Hz)</text:p>
          </table:table-cell>
          <table:table-cell table:style-name="ce1" office:value-type="string" calcext:value-type="string">
            <text:p>durée (3s)</text:p>
          </table:table-cell>
          <table:table-cell table:style-name="ce1" office:value-type="string" calcext:value-type="string">
            <text:p>phi (échantillons)</text:p>
          </table:table-cell>
          <table:table-cell table:style-name="ce1" office:value-type="string" calcext:value-type="string">
            <text:p>phi (s)</text:p>
          </table:table-cell>
          <table:table-cell table:style-name="ce1" office:value-type="string" calcext:value-type="string">
            <text:p>phi(m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ROUND(1/44100* [.D2]; 5)" office:value-type="float" office:value="0.00063" calcext:value-type="float">
            <text:p>0.00063</text:p>
          </table:table-cell>
          <table:table-cell table:formula="of:=340*[.E2]" office:value-type="float" office:value="0.2142" calcext:value-type="float">
            <text:p>0.21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ROUND(1/44100* [.D3]; 5)" office:value-type="float" office:value="0.00014" calcext:value-type="float">
            <text:p>0.00014</text:p>
          </table:table-cell>
          <table:table-cell table:formula="of:=340*[.E3]" office:value-type="float" office:value="0.0476" calcext:value-type="float">
            <text:p>0.04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ROUND(1/44100* [.D4]; 5)" office:value-type="float" office:value="0.00014" calcext:value-type="float">
            <text:p>0.00014</text:p>
          </table:table-cell>
          <table:table-cell table:formula="of:=340*[.E4]" office:value-type="float" office:value="0.0476" calcext:value-type="float">
            <text:p>0.04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ROUND(1/44100* [.D5]; 5)" office:value-type="float" office:value="0.00014" calcext:value-type="float">
            <text:p>0.00014</text:p>
          </table:table-cell>
          <table:table-cell table:formula="of:=340*[.E5]" office:value-type="float" office:value="0.0476" calcext:value-type="float">
            <text:p>0.04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ROUND(1/44100* [.D6]; 5)" office:value-type="float" office:value="0.00014" calcext:value-type="float">
            <text:p>0.00014</text:p>
          </table:table-cell>
          <table:table-cell table:formula="of:=340*[.E6]" office:value-type="float" office:value="0.0476" calcext:value-type="float">
            <text:p>0.04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ROUND(1/44100* [.D7]; 5)" office:value-type="float" office:value="0.00014" calcext:value-type="float">
            <text:p>0.00014</text:p>
          </table:table-cell>
          <table:table-cell table:formula="of:=340*[.E7]" office:value-type="float" office:value="0.0476" calcext:value-type="float">
            <text:p>0.04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ROUND(1/44100* [.D8]; 5)" office:value-type="float" office:value="0.00014" calcext:value-type="float">
            <text:p>0.00014</text:p>
          </table:table-cell>
          <table:table-cell table:formula="of:=340*[.E8]" office:value-type="float" office:value="0.0476" calcext:value-type="float">
            <text:p>0.04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ROUND(1/44100* [.D9]; 5)" office:value-type="float" office:value="0.00014" calcext:value-type="float">
            <text:p>0.00014</text:p>
          </table:table-cell>
          <table:table-cell table:formula="of:=340*[.E9]" office:value-type="float" office:value="0.0476" calcext:value-type="float">
            <text:p>0.04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ROUND(1/44100* [.D10]; 5)" office:value-type="float" office:value="0.00016" calcext:value-type="float">
            <text:p>0.00016</text:p>
          </table:table-cell>
          <table:table-cell table:formula="of:=340*[.E10]" office:value-type="float" office:value="0.0544" calcext:value-type="float">
            <text:p>0.05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ROUND(1/44100* [.D11]; 5)" office:value-type="float" office:value="0.00014" calcext:value-type="float">
            <text:p>0.00014</text:p>
          </table:table-cell>
          <table:table-cell table:formula="of:=340*[.E11]" office:value-type="float" office:value="0.0476" calcext:value-type="float">
            <text:p>0.04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yenne</text:p>
          </table:table-cell>
          <table:table-cell table:formula="of:=SUM([.E2:.E11]) /10" office:value-type="float" office:value="0.000191" calcext:value-type="float">
            <text:p>0.000191</text:p>
          </table:table-cell>
          <table:table-cell table:formula="of:=SUM([.F2:.F11])/10" office:value-type="float" office:value="0.06494" calcext:value-type="float">
            <text:p>0.064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01:15:44.634453000</meta:creation-date>
    <dc:date>2016-04-01T03:05:48.994982000</dc:date>
    <meta:editing-duration>PT13M2S</meta:editing-duration>
    <meta:editing-cycles>2</meta:editing-cycles>
    <meta:generator>LibreOffice/5.1.1.3$MacOSX_X86_64 LibreOffice_project/89f508ef3ecebd2cfb8e1def0f0ba9a803b88a6d</meta:generator>
    <meta:document-statistic meta:table-count="3" meta:cell-count="269" meta:object-count="0"/>
    <meta:user-defined meta:name=""/>
  </office:meta>
</office:document-meta>
</file>